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style:style>
    <style:style style:name="T1" style:family="text">
      <style:text-properties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Μάθημα: Τεχνολογίες Εφαρμογών Διαδικτύου<text:line-break/><text:span text:style-name="T1"><text:line-break/><text:line-break/><text:tab/></text:span>Στην εργασία αυτή, υλοποιήσαμε όλα τα ζητούμενα της εκφώνησης συμπεριλαμβανομένου και του <text:span text:style-name="T1">bonus </text:span>ερωτήματος 10 και όλες τις λειτουργίες που περιγράφονται. Εξαίρεση αποτελεί η δυνατότητα εξαγωγής στοιχείων <text:span text:style-name="T1">xml </text:span>από τη βάση που πρέπει να έχει ο χρήστης-<text:span text:style-name="T1">admin </text:span>της ιστοσελίδας, καθώς δεν είχαμε επαρκή χρόνο. Όσον αφορά στο σχεδιασμό των σελίδων, μείναμε όσο πιο πιστοί μπορούσαμε στις περιγραφές της εκφώνησης, κάνοντας μικρές αλλαγές όπου θεωρήσαμε ότι θα ήταν κάτι πιο ευπαρουσίαστο με εναλλακτικό τρόπο.</text:p>
      <text:p text:style-name="P1"><text:tab/>Στα προγράμματα μας χρησιμοποιήσαμε <text:span text:style-name="T1">java servlet pages(jsp) </text:span>για την υλοποίηση των διαφόρων <text:span text:style-name="T1">servlet </text:span>και <text:span text:style-name="T1">jdbc </text:span>για την επικοινωνία με την βάση δεδομένων. Ως βάση δεδομένων χρησιμοποιήσαμε την <text:span text:style-name="T1">MySQL </text:span>και ως εργαλείο για την ανάπτυξη της το <text:span text:style-name="T1">MySQL Workbench. </text:span>Ο <text:span text:style-name="T1">server </text:span>που χρησιμοποιήσαμε ήταν ο <text:span text:style-name="T1">Apache Tomcat </text:span>και έχουμε κάνει και τις απαραίτητες αλλαγές για να τρέχουν όλα τα προγράμματα με το πρωτόκολλο <text:span text:style-name="T1">ssl.</text:span></text:p>
      <text:p text:style-name="P1"><text:tab/>Για το <text:span text:style-name="T1">front-end </text:span>κομμάτι του κώδικα έγινε χρήση <text:span text:style-name="T1">html, css, javascript </text:span>και <text:span text:style-name="T1">jquery. </text:span>Επίσης, προτού μετατραπούν οι σελίδες <text:span text:style-name="T1">html </text:span>σε <text:span text:style-name="T1">jsp,</text:span>για να μπορούν να χρησιμοποιούν τα <text:span text:style-name="T1">servlet, </text:span>έχει ελεγχθεί με τον αντίστοιχο <text:span text:style-name="T1">validator </text:span>ότι τηρούν τους κανόνες που έχουν οριστεί για <text:span text:style-name="T1">xhtml </text:span>αρχεία.</text:p>
      <text:p text:style-name="P1"><text:tab/>Κατα την υλοποίηση των προγραμμάτων λάβαμε υπόψην μας το μοντέλο <text:span text:style-name="T1">MVC </text:span>που περιγράφηκε και στις διαλέξεις του μαθήματος. Όλα τα προγράμματα έχουν αναπτυχθεί με τη βοήθεια του <text:span text:style-name="T1">Eclipse Jee Neon </text:span>και οι σελίδες <text:span text:style-name="T1">html/css </text:span>με τη βοήθεια και του <text:span text:style-name="T1">Firefox browser. </text:span>Επιπλέον, όλες οι σελίδες είναι <text:span text:style-name="T1">responsive </text:span>σε αλλαγές μεγέθους οθόνης,ώστε να εμφανίζονται σε ευανάγνωστη μορφή τα στοιχεία <text:span text:style-name="T1">τους(</text:span>πχ. σμίκρυνση εικόνων, αλλαγή μπάρας πλοήγησης κτλ<text:span text:style-name="T1">).</text:span></text:p>
      <text:p text:style-name="P1"><text:tab/>Για την δική μας ευκολία κατα το τεστάρισμα της εφαρμογής,φτιάξαμε κάποια σκριπτάκια<text:span text:style-name="T1">(scripts) </text:span>που δημιουργούν πολλούς χρήστες ή πολλές αξιολογήσεις με τυχαία στοιχεία(πχ ονόματα χρηστών και κείμενο αξιολόγησης). Με αυτό τον τρόπο κάναμε ορθή αξιολόγηση του ιστότοπου, κυρίως για τις λειτουργίες που περιγράφονται στα ερωτήματα 9 <text:span text:style-name="T1">&amp; 10,</text:span>τα οποία απαιτούσαν μεγάλη ποσότητα δεδομένων στη βάση.</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anasis Melis</meta:initial-creator>
    <meta:creation-date>2017-09-30T22:49:36.09</meta:creation-date>
    <dc:date>2017-10-21T18:36:45.23</dc:date>
    <dc:creator>Thanasis Melis</dc:creator>
    <meta:editing-duration>PT1H4M52S</meta:editing-duration>
    <meta:editing-cycles>5</meta:editing-cycles>
    <meta:generator>OpenOffice/4.1.1$Win32 OpenOffice.org_project/411m6$Build-9775</meta:generator>
    <meta:document-statistic meta:table-count="0" meta:image-count="0" meta:object-count="0" meta:page-count="1" meta:paragraph-count="5" meta:word-count="302" meta:character-count="2051"/>
  </office:meta>
</office:document-meta>
</file>